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8"/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ster SDD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string">
            <text:p>SDD <text:s/>= 117,5cm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>
            <text:p>Messung ohne Korrekturfaktoren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string">
            <text:p>Aufbau</text:p>
          </table:table-cell>
          <table:table-cell table:style-name="Default" office:value-type="string">
            <text:p>ohne Tisch</text:p>
          </table:table-cell>
          <table:table-cell table:style-name="Default" office:value-type="string">
            <text:p>mit Tisch</text:p>
          </table:table-cell>
          <table:table-cell table:style-name="Default" office:value-type="string">
            <text:p>faktor</text:p>
          </table:table-cell>
        </table:table-row>
        <table:table-row table:style-name="ro1">
          <table:table-cell/>
          <table:table-cell office:value-type="string">
            <text:p>2 cm</text:p>
          </table:table-cell>
          <table:table-cell office:value-type="float" office:value="0.7187">
            <text:p>0,719</text:p>
          </table:table-cell>
          <table:table-cell office:value-type="float" office:value="0.7013">
            <text:p>0,701</text:p>
          </table:table-cell>
          <table:table-cell table:formula="oooc:=[.D6]/[.C6]" office:value-type="float" office:value="0.975789620147489">
            <text:p>0,976</text:p>
          </table:table-cell>
        </table:table-row>
        <table:table-row table:style-name="ro1">
          <table:table-cell/>
          <table:table-cell office:value-type="string">
            <text:p>4 cm</text:p>
          </table:table-cell>
          <table:table-cell office:value-type="float" office:value="0.6868">
            <text:p>0,687</text:p>
          </table:table-cell>
          <table:table-cell office:value-type="float" office:value="0.6681">
            <text:p>0,668</text:p>
          </table:table-cell>
          <table:table-cell table:formula="oooc:=[.D7]/[.C7]" office:value-type="float" office:value="0.972772277227723">
            <text:p>0,973</text:p>
          </table:table-cell>
        </table:table-row>
        <table:table-row table:style-name="ro1">
          <table:table-cell/>
          <table:table-cell office:value-type="string">
            <text:p>6 cm</text:p>
          </table:table-cell>
          <table:table-cell office:value-type="float" office:value="0.6482">
            <text:p>0,648</text:p>
          </table:table-cell>
          <table:table-cell office:value-type="float" office:value="0.6306">
            <text:p>0,631</text:p>
          </table:table-cell>
          <table:table-cell table:formula="oooc:=[.D8]/[.C8]" office:value-type="float" office:value="0.972847886454798">
            <text:p>0,973</text:p>
          </table:table-cell>
        </table:table-row>
        <table:table-row table:style-name="ro1">
          <table:table-cell/>
          <table:table-cell office:value-type="string">
            <text:p>8 cm</text:p>
          </table:table-cell>
          <table:table-cell office:value-type="float" office:value="0.6073">
            <text:p>0,607</text:p>
          </table:table-cell>
          <table:table-cell office:value-type="float" office:value="0.5911">
            <text:p>0,591</text:p>
          </table:table-cell>
          <table:table-cell table:formula="oooc:=[.D9]/[.C9]" office:value-type="float" office:value="0.973324551292607">
            <text:p>0,973</text:p>
          </table:table-cell>
        </table:table-row>
        <table:table-row table:style-name="ro1">
          <table:table-cell/>
          <table:table-cell office:value-type="string">
            <text:p>10 cm</text:p>
          </table:table-cell>
          <table:table-cell office:value-type="float" office:value="0.5661">
            <text:p>0,566</text:p>
          </table:table-cell>
          <table:table-cell office:value-type="float" office:value="0.5515">
            <text:p>0,552</text:p>
          </table:table-cell>
          <table:table-cell table:formula="oooc:=[.D10]/[.C10]" office:value-type="float" office:value="0.974209503621268">
            <text:p>0,974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string">
            <text:p>Pinnacle IZ auf dem Tisch</text:p>
          </table:table-cell>
          <table:table-cell table:style-name="Default"/>
          <table:table-cell table:style-name="Default" office:value-type="string">
            <text:p>Dichte 0,48 g/ccm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ufbau</text:p>
          </table:table-cell>
          <table:table-cell table:style-name="Default" office:value-type="string">
            <text:p>ohne Tisch</text:p>
          </table:table-cell>
          <table:table-cell table:style-name="Default" office:value-type="string">
            <text:p>mit Tisch</text:p>
          </table:table-cell>
          <table:table-cell table:style-name="Default" office:value-type="string">
            <text:p>faktor</text:p>
          </table:table-cell>
        </table:table-row>
        <table:table-row table:style-name="ro1">
          <table:table-cell/>
          <table:table-cell office:value-type="string">
            <text:p>2 cm</text:p>
          </table:table-cell>
          <table:table-cell office:value-type="float" office:value="0.958">
            <text:p>0,958</text:p>
          </table:table-cell>
          <table:table-cell office:value-type="float" office:value="0.946">
            <text:p>0,946</text:p>
          </table:table-cell>
          <table:table-cell table:formula="oooc:=[.D15]/[.C15]" office:value-type="float" office:value="0.987473903966597">
            <text:p>0,987</text:p>
          </table:table-cell>
        </table:table-row>
        <table:table-row table:style-name="ro1">
          <table:table-cell/>
          <table:table-cell office:value-type="string">
            <text:p>4 cm</text:p>
          </table:table-cell>
          <table:table-cell office:value-type="float" office:value="0.885">
            <text:p>0,885</text:p>
          </table:table-cell>
          <table:table-cell office:value-type="float" office:value="0.866">
            <text:p>0,866</text:p>
          </table:table-cell>
          <table:table-cell table:formula="oooc:=[.D16]/[.C16]" office:value-type="float" office:value="0.978531073446328">
            <text:p>0,979</text:p>
          </table:table-cell>
        </table:table-row>
        <table:table-row table:style-name="ro1">
          <table:table-cell/>
          <table:table-cell office:value-type="string">
            <text:p>6 cm</text:p>
          </table:table-cell>
          <table:table-cell office:value-type="float" office:value="0.806">
            <text:p>0,806</text:p>
          </table:table-cell>
          <table:table-cell office:value-type="float" office:value="0.785">
            <text:p>0,785</text:p>
          </table:table-cell>
          <table:table-cell table:formula="oooc:=[.D17]/[.C17]" office:value-type="float" office:value="0.97394540942928">
            <text:p>0,974</text:p>
          </table:table-cell>
        </table:table-row>
        <table:table-row table:style-name="ro1">
          <table:table-cell/>
          <table:table-cell office:value-type="string">
            <text:p>8 cm</text:p>
          </table:table-cell>
          <table:table-cell office:value-type="float" office:value="0.73">
            <text:p>0,730</text:p>
          </table:table-cell>
          <table:table-cell office:value-type="float" office:value="0.71">
            <text:p>0,710</text:p>
          </table:table-cell>
          <table:table-cell table:formula="oooc:=[.D18]/[.C18]" office:value-type="float" office:value="0.972602739726027">
            <text:p>0,973</text:p>
          </table:table-cell>
        </table:table-row>
        <table:table-row table:style-name="ro1">
          <table:table-cell/>
          <table:table-cell office:value-type="string">
            <text:p>10 cm</text:p>
          </table:table-cell>
          <table:table-cell office:value-type="float" office:value="0.659">
            <text:p>0,659</text:p>
          </table:table-cell>
          <table:table-cell office:value-type="float" office:value="0.64">
            <text:p>0,640</text:p>
          </table:table-cell>
          <table:table-cell table:formula="oooc:=[.D19]/[.C19]" office:value-type="float" office:value="0.971168437025797">
            <text:p>0,971</text:p>
          </table:table-cell>
        </table:table-row>
      </table:table>
      <table:table table:name="Punkte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2"/>
        <table:table-row table:style-name="ro1">
          <table:table-cell/>
          <table:table-cell table:style-name="Default" table:number-columns-repeated="3"/>
          <table:table-cell table:style-name="ce3" office:value-type="string" table:number-columns-spanned="2" table:number-rows-spanned="1">
            <text:p>Zu POI 1</text:p>
          </table:table-cell>
          <table:covered-table-cell table:style-name="Default"/>
        </table:table-row>
        <table:table-row table:style-name="ro1">
          <table:table-cell/>
          <table:table-cell table:style-name="Default" office:value-type="string">
            <text:p>Lateral</text:p>
          </table:table-cell>
          <table:table-cell table:style-name="Default" office:value-type="string">
            <text:p>Ant-Post</text:p>
          </table:table-cell>
          <table:table-cell table:style-name="Default"/>
          <table:table-cell table:style-name="Default" office:value-type="string">
            <text:p>Lateral</text:p>
          </table:table-cell>
          <table:table-cell table:style-name="Default" office:value-type="string">
            <text:p>Ant-Post</text:p>
          </table:table-cell>
        </table:table-row>
        <table:table-row table:style-name="ro1">
          <table:table-cell office:value-type="string">
            <text:p>POI 1</text:p>
          </table:table-cell>
          <table:table-cell office:value-type="float" office:value="-0.53">
            <text:p>-0,53</text:p>
          </table:table-cell>
          <table:table-cell office:value-type="float" office:value="-48.03">
            <text:p>-48,03</text:p>
          </table:table-cell>
          <table:table-cell/>
          <table:table-cell table:formula="oooc:=[.B3]-[.B$3]" office:value-type="float" office:value="0">
            <text:p>0,00</text:p>
          </table:table-cell>
          <table:table-cell table:formula="oooc:=[.C3]-[.C$3]" office:value-type="float" office:value="0">
            <text:p>0,00</text:p>
          </table:table-cell>
        </table:table-row>
        <table:table-row table:style-name="ro1">
          <table:table-cell office:value-type="string">
            <text:p>POI 2</text:p>
          </table:table-cell>
          <table:table-cell office:value-type="float" office:value="-24.44">
            <text:p>-24,44</text:p>
          </table:table-cell>
          <table:table-cell office:value-type="float" office:value="-71.92">
            <text:p>-71,92</text:p>
          </table:table-cell>
          <table:table-cell/>
          <table:table-cell table:formula="oooc:=[.B4]-[.B$3]" office:value-type="float" office:value="-23.91">
            <text:p>-23,91</text:p>
          </table:table-cell>
          <table:table-cell table:formula="oooc:=[.C4]-[.C$3]" office:value-type="float" office:value="-23.89">
            <text:p>-23,89</text:p>
          </table:table-cell>
        </table:table-row>
        <table:table-row table:style-name="ro1">
          <table:table-cell office:value-type="string">
            <text:p>POI 3</text:p>
          </table:table-cell>
          <table:table-cell office:value-type="float" office:value="23.43">
            <text:p>23,43</text:p>
          </table:table-cell>
          <table:table-cell office:value-type="float" office:value="-24.08">
            <text:p>-24,08</text:p>
          </table:table-cell>
          <table:table-cell/>
          <table:table-cell table:formula="oooc:=[.B5]-[.B$3]" office:value-type="float" office:value="23.96">
            <text:p>23,96</text:p>
          </table:table-cell>
          <table:table-cell table:formula="oooc:=[.C5]-[.C$3]" office:value-type="float" office:value="23.95">
            <text:p>23,9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OI 1</text:p>
          </table:table-cell>
          <table:table-cell office:value-type="float" office:value="-0.43">
            <text:p>-0,43</text:p>
          </table:table-cell>
          <table:table-cell office:value-type="float" office:value="-48.03">
            <text:p>-48,03</text:p>
          </table:table-cell>
          <table:table-cell/>
          <table:table-cell table:formula="oooc:=[.B7]-[.B$7]" office:value-type="float" office:value="0">
            <text:p>0,00</text:p>
          </table:table-cell>
          <table:table-cell table:formula="oooc:=[.C7]-[.C$7]" office:value-type="float" office:value="0">
            <text:p>0,00</text:p>
          </table:table-cell>
        </table:table-row>
        <table:table-row table:style-name="ro1">
          <table:table-cell office:value-type="string">
            <text:p>POI 2</text:p>
          </table:table-cell>
          <table:table-cell office:value-type="float" office:value="-24.34">
            <text:p>-24,34</text:p>
          </table:table-cell>
          <table:table-cell office:value-type="float" office:value="-71.93">
            <text:p>-71,93</text:p>
          </table:table-cell>
          <table:table-cell/>
          <table:table-cell table:formula="oooc:=[.B8]-[.B$7]" office:value-type="float" office:value="-23.91">
            <text:p>-23,91</text:p>
          </table:table-cell>
          <table:table-cell table:formula="oooc:=[.C8]-[.C$7]" office:value-type="float" office:value="-23.9">
            <text:p>-23,90</text:p>
          </table:table-cell>
        </table:table-row>
        <table:table-row table:style-name="ro1">
          <table:table-cell office:value-type="string">
            <text:p>POI 3</text:p>
          </table:table-cell>
          <table:table-cell office:value-type="float" office:value="23.54">
            <text:p>23,54</text:p>
          </table:table-cell>
          <table:table-cell office:value-type="float" office:value="-24.04">
            <text:p>-24,04</text:p>
          </table:table-cell>
          <table:table-cell/>
          <table:table-cell table:formula="oooc:=[.B9]-[.B$7]" office:value-type="float" office:value="23.97">
            <text:p>23,97</text:p>
          </table:table-cell>
          <table:table-cell table:formula="oooc:=[.C9]-[.C$7]" office:value-type="float" office:value="23.99">
            <text:p>23,9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OI 1</text:p>
          </table:table-cell>
          <table:table-cell office:value-type="float" office:value="0">
            <text:p>0,00</text:p>
          </table:table-cell>
          <table:table-cell office:value-type="float" office:value="-86.4">
            <text:p>-86,40</text:p>
          </table:table-cell>
          <table:table-cell/>
          <table:table-cell table:formula="oooc:=[.B11]-[.B$11]" office:value-type="float" office:value="0">
            <text:p>0,00</text:p>
          </table:table-cell>
          <table:table-cell table:formula="oooc:=[.C11]-[.C$11]" office:value-type="float" office:value="0">
            <text:p>0,00</text:p>
          </table:table-cell>
        </table:table-row>
        <table:table-row table:style-name="ro1">
          <table:table-cell office:value-type="string">
            <text:p>POI 2</text:p>
          </table:table-cell>
          <table:table-cell office:value-type="float" office:value="-23.88">
            <text:p>-23,88</text:p>
          </table:table-cell>
          <table:table-cell office:value-type="float" office:value="-110.28">
            <text:p>-110,28</text:p>
          </table:table-cell>
          <table:table-cell/>
          <table:table-cell table:formula="oooc:=[.B12]-[.B$11]" office:value-type="float" office:value="-23.88">
            <text:p>-23,88</text:p>
          </table:table-cell>
          <table:table-cell table:formula="oooc:=[.C12]-[.C$11]" office:value-type="float" office:value="-23.88">
            <text:p>-23,88</text:p>
          </table:table-cell>
        </table:table-row>
        <table:table-row table:style-name="ro1">
          <table:table-cell office:value-type="string">
            <text:p>POI 3</text:p>
          </table:table-cell>
          <table:table-cell office:value-type="float" office:value="24">
            <text:p>24,00</text:p>
          </table:table-cell>
          <table:table-cell office:value-type="float" office:value="-62.4">
            <text:p>-62,40</text:p>
          </table:table-cell>
          <table:table-cell/>
          <table:table-cell table:formula="oooc:=[.B13]-[.B$11]" office:value-type="float" office:value="24">
            <text:p>24,00</text:p>
          </table:table-cell>
          <table:table-cell table:formula="oooc:=[.C13]-[.C$11]" office:value-type="float" office:value="24">
            <text:p>24,00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office:value-type="string">
            <text:p>POI 1</text:p>
          </table:table-cell>
          <table:table-cell office:value-type="float" office:value="-0.62">
            <text:p>-0,62</text:p>
          </table:table-cell>
          <table:table-cell office:value-type="float" office:value="-48.03">
            <text:p>-48,03</text:p>
          </table:table-cell>
          <table:table-cell/>
          <table:table-cell table:formula="oooc:=[.B15]-[.B$15]" office:value-type="float" office:value="0">
            <text:p>0,00</text:p>
          </table:table-cell>
          <table:table-cell table:formula="oooc:=[.C15]-[.C$15]" office:value-type="float" office:value="0">
            <text:p>0,00</text:p>
          </table:table-cell>
        </table:table-row>
        <table:table-row table:style-name="ro1">
          <table:table-cell office:value-type="string">
            <text:p>POI 2</text:p>
          </table:table-cell>
          <table:table-cell office:value-type="float" office:value="-24.52">
            <text:p>-24,52</text:p>
          </table:table-cell>
          <table:table-cell office:value-type="float" office:value="-71.91">
            <text:p>-71,91</text:p>
          </table:table-cell>
          <table:table-cell/>
          <table:table-cell table:formula="oooc:=[.B16]-[.B$15]" office:value-type="float" office:value="-23.9">
            <text:p>-23,90</text:p>
          </table:table-cell>
          <table:table-cell table:formula="oooc:=[.C16]-[.C$15]" office:value-type="float" office:value="-23.88">
            <text:p>-23,88</text:p>
          </table:table-cell>
        </table:table-row>
        <table:table-row table:style-name="ro1">
          <table:table-cell office:value-type="string">
            <text:p>POI 3</text:p>
          </table:table-cell>
          <table:table-cell office:value-type="float" office:value="23.35">
            <text:p>23,35</text:p>
          </table:table-cell>
          <table:table-cell office:value-type="float" office:value="-24.07">
            <text:p>-24,07</text:p>
          </table:table-cell>
          <table:table-cell/>
          <table:table-cell table:formula="oooc:=[.B17]-[.B$15]" office:value-type="float" office:value="23.97">
            <text:p>23,97</text:p>
          </table:table-cell>
          <table:table-cell table:formula="oooc:=[.C17]-[.C$15]" office:value-type="float" office:value="23.96">
            <text:p>23,9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9">19.04.2007</text:date>, <text:time>16:53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4-04T15:23:32</meta:creation-date>
    <dc:date>2007-04-19T16:53:01</dc:date>
    <meta:print-date>2007-04-18T13:54:45</meta:print-date>
    <dc:language>de-DE</dc:language>
    <meta:editing-cycles>6</meta:editing-cycles>
    <meta:editing-duration>PT1H40M48S</meta:editing-duration>
    <meta:user-defined meta:name="Info 1"/>
    <meta:user-defined meta:name="Info 2"/>
    <meta:user-defined meta:name="Info 3"/>
    <meta:user-defined meta:name="Info 4"/>
    <meta:document-statistic meta:table-count="2" meta:cell-count="117"/>
  </office:meta>
</office:document-meta>
</file>